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6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#ffd8ce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2" table:default-cell-style-name="ce6"/>
        <table:table-column table:style-name="co6" table:default-cell-style-name="Default"/>
        <table:table-column table:style-name="co6" table:default-cell-style-name="ce32"/>
        <table:table-column table:style-name="co9" table:number-columns-repeated="2" table:default-cell-style-name="Default"/>
        <table:table-row table:style-name="ro1">
          <table:table-cell/>
          <table:table-cell table:style-name="ce1"/>
          <table:table-cell table:style-name="ce7" table:number-columns-repeated="4"/>
          <table:table-cell/>
          <table:table-cell table:style-name="ce1" table:number-columns-repeated="2"/>
          <table:table-cell table:style-name="ce7"/>
          <table:table-cell table:number-columns-repeated="3"/>
        </table:table-row>
        <table:table-row table:style-name="ro2">
          <table:table-cell/>
          <table:table-cell table:style-name="ce1"/>
          <table:table-cell table:style-name="ce8" office:value-type="string" calcext:value-type="string">
            <text:p>KONAMI</text:p>
          </table:table-cell>
          <table:table-cell table:style-name="ce7" table:number-columns-repeated="3"/>
          <table:table-cell/>
          <table:table-cell table:style-name="ce1"/>
          <table:table-cell table:style-name="ce29" office:value-type="string" calcext:value-type="string">
            <text:p>M6809</text:p>
          </table:table-cell>
          <table:table-cell table:style-name="ce30" office:value-type="string" calcext:value-type="string">
            <text:p>HITACHI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7" table:number-columns-repeated="4"/>
          <table:table-cell/>
          <table:table-cell table:style-name="ce1" table:number-columns-repeated="2"/>
          <table:table-cell table:style-name="ce7"/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9" office:value-type="string" calcext:value-type="string">
            <text:p>Mnem</text:p>
          </table:table-cell>
          <table:table-cell table:style-name="ce9" office:value-type="string" calcext:value-type="string">
            <text:p>Mode</text:p>
          </table:table-cell>
          <table:table-cell table:style-name="ce9" office:value-type="string" calcext:value-type="string">
            <text:p>~ cycles</text:p>
          </table:table-cell>
          <table:table-cell table:style-name="ce9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OP</text:p>
          </table:table-cell>
          <table:table-cell table:style-name="ce9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0" office:value-type="string" calcext:value-type="string">
            <text:p>LEAX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09</text:p>
          </table:table-cell>
          <table:table-cell table:style-name="ce10" office:value-type="string" calcext:value-type="string">
            <text:p>LEAY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float" office:value="31" calcext:value-type="float">
            <text:p>3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A</text:p>
          </table:table-cell>
          <table:table-cell table:style-name="ce10" office:value-type="string" calcext:value-type="string">
            <text:p>LEAU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float" office:value="33" calcext:value-type="float">
            <text:p>3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0" office:value-type="string" calcext:value-type="string">
            <text:p>LEAS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float" office:value="32" calcext:value-type="float">
            <text:p>3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0" office:value-type="string" calcext:value-type="string">
            <text:p>PUSH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5+</text:p>
          </table:table-cell>
          <table:table-cell table:style-name="ce3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0" office:value-type="string" calcext:value-type="string">
            <text:p>PUSHU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5+</text:p>
          </table:table-cell>
          <table:table-cell table:style-name="ce3" office:value-type="float" office:value="36" calcext:value-type="float">
            <text:p>3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0" office:value-type="string" calcext:value-type="string">
            <text:p>PULLS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5+</text:p>
          </table:table-cell>
          <table:table-cell table:style-name="ce3" office:value-type="float" office:value="35" calcext:value-type="float">
            <text:p>3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0" office:value-type="string" calcext:value-type="string">
            <text:p>PULLU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5+</text:p>
          </table:table-cell>
          <table:table-cell table:style-name="ce3" office:value-type="float" office:value="37" calcext:value-type="float">
            <text:p>3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1" office:value-type="string" calcext:value-type="string">
            <text:p>LDA</text:p>
          </table:table-cell>
          <table:table-cell table:style-name="ce15" office:value-type="string" calcext:value-type="string">
            <text:p>IMM</text:p>
          </table:table-cell>
          <table:table-cell table:style-name="ce11"/>
          <table:table-cell table:style-name="ce2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2</text:p>
          </table:table-cell>
          <table:table-cell table:style-name="ce5" office:value-type="float" office:value="86" calcext:value-type="float">
            <text:p>8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0" office:value-type="string" calcext:value-type="string">
            <text:p>LD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C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0" office:value-type="string" calcext:value-type="string">
            <text:p>LDA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A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0" office:value-type="string" calcext:value-type="string">
            <text:p>LDB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E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0" office:value-type="string" calcext:value-type="string">
            <text:p>ADDA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8B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0" office:value-type="string" calcext:value-type="string">
            <text:p>ADD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CB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0" office:value-type="string" calcext:value-type="string">
            <text:p>ADDA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AB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0" office:value-type="string" calcext:value-type="string">
            <text:p>ADDB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EB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0" office:value-type="string" calcext:value-type="string">
            <text:p>ADCA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float" office:value="89" calcext:value-type="float">
            <text:p>8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0" office:value-type="string" calcext:value-type="string">
            <text:p>ADC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C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0" office:value-type="string" calcext:value-type="string">
            <text:p>ADCA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A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0" office:value-type="string" calcext:value-type="string">
            <text:p>ADCB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E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0" office:value-type="string" calcext:value-type="string">
            <text:p>SUBA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0" office:value-type="string" calcext:value-type="string">
            <text:p>SUB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C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0" office:value-type="string" calcext:value-type="string">
            <text:p>SUBA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A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0" office:value-type="string" calcext:value-type="string">
            <text:p>SUBB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E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1" office:value-type="string" calcext:value-type="string">
            <text:p>SBCA</text:p>
          </table:table-cell>
          <table:table-cell table:style-name="ce15" office:value-type="string" calcext:value-type="string">
            <text:p>IMM</text:p>
          </table:table-cell>
          <table:table-cell table:style-name="ce11"/>
          <table:table-cell table:style-name="ce2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2</text:p>
          </table:table-cell>
          <table:table-cell table:style-name="ce5" office:value-type="float" office:value="82" calcext:value-type="float">
            <text:p>8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21</text:p>
          </table:table-cell>
          <table:table-cell table:style-name="ce10" office:value-type="string" calcext:value-type="string">
            <text:p>SBC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0" office:value-type="string" calcext:value-type="string">
            <text:p>SBCA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A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0" office:value-type="string" calcext:value-type="string">
            <text:p>SBCB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E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0" office:value-type="string" calcext:value-type="string">
            <text:p>ANDA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0" office:value-type="string" calcext:value-type="string">
            <text:p>AND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C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0" office:value-type="string" calcext:value-type="string">
            <text:p>ANDA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A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0" office:value-type="string" calcext:value-type="string">
            <text:p>ANDB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E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0" office:value-type="string" calcext:value-type="string">
            <text:p>BITA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0" office:value-type="string" calcext:value-type="string">
            <text:p>BIT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C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0" office:value-type="string" calcext:value-type="string">
            <text:p>BITA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A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0" office:value-type="string" calcext:value-type="string">
            <text:p>BITB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E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0" office:value-type="string" calcext:value-type="string">
            <text:p>EORA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0" office:value-type="string" calcext:value-type="string">
            <text:p>EOR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C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0" office:value-type="string" calcext:value-type="string">
            <text:p>EORA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A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0" office:value-type="string" calcext:value-type="string">
            <text:p>EORB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E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1" office:value-type="string" calcext:value-type="string">
            <text:p>ORA</text:p>
          </table:table-cell>
          <table:table-cell table:style-name="ce15" office:value-type="string" calcext:value-type="string">
            <text:p>IMM</text:p>
          </table:table-cell>
          <table:table-cell table:style-name="ce11"/>
          <table:table-cell table:style-name="ce2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8A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CA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0" office:value-type="string" calcext:value-type="string">
            <text:p>ORA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AA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EA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0" office:value-type="string" calcext:value-type="string">
            <text:p>CMPA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8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0" office:value-type="string" calcext:value-type="string">
            <text:p>CMP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C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0" office:value-type="string" calcext:value-type="string">
            <text:p>CMPA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A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0" office:value-type="string" calcext:value-type="string">
            <text:p>CMPB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E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2" office:value-type="string" calcext:value-type="string">
            <text:p>SETLINES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2" office:value-type="string" calcext:value-type="string">
            <text:p>SETLINES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0" office:value-type="string" calcext:value-type="string">
            <text:p>STA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A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0" office:value-type="string" calcext:value-type="string">
            <text:p>STB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E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0" office:value-type="string" calcext:value-type="string">
            <text:p>ANDCC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1C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0" office:value-type="string" calcext:value-type="string">
            <text:p>ORCC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1A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0" office:value-type="string" calcext:value-type="string">
            <text:p>EXG</text:p>
          </table:table-cell>
          <table:table-cell table:style-name="ce22" office:value-type="string" calcext:value-type="string">
            <text:p>IMM_RR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</text:p>
          </table:table-cell>
          <table:table-cell table:style-name="ce3" office:value-type="string" calcext:value-type="string">
            <text:p>1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0" office:value-type="string" calcext:value-type="string">
            <text:p>TFR</text:p>
          </table:table-cell>
          <table:table-cell table:style-name="ce22" office:value-type="string" calcext:value-type="string">
            <text:p>IMM_RR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1F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1" office:value-type="string" calcext:value-type="string">
            <text:p>LDD</text:p>
          </table:table-cell>
          <table:table-cell table:style-name="ce15" office:value-type="string" calcext:value-type="string">
            <text:p>IMM</text:p>
          </table:table-cell>
          <table:table-cell table:style-name="ce11"/>
          <table:table-cell table:style-name="ce2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CC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0" office:value-type="string" calcext:value-type="string">
            <text:p>LDD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EC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0" office:value-type="string" calcext:value-type="string">
            <text:p>LDX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8E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0" office:value-type="string" calcext:value-type="string">
            <text:p>LDX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A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0" office:value-type="string" calcext:value-type="string">
            <text:p>LDY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26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108E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0" office:value-type="string" calcext:value-type="string">
            <text:p>LDY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10AE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0" office:value-type="string" calcext:value-type="string">
            <text:p>LDU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CE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0" office:value-type="string" calcext:value-type="string">
            <text:p>LDU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E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0" office:value-type="string" calcext:value-type="string">
            <text:p>LDS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26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10CE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0" office:value-type="string" calcext:value-type="string">
            <text:p>LDS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10EE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0" office:value-type="string" calcext:value-type="string">
            <text:p>CMPD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26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108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0" office:value-type="string" calcext:value-type="string">
            <text:p>CMPD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10A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0" office:value-type="string" calcext:value-type="string">
            <text:p>CMPX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8C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0" office:value-type="string" calcext:value-type="string">
            <text:p>CMPX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AC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0" office:value-type="string" calcext:value-type="string">
            <text:p>CMPY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26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108C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0" office:value-type="string" calcext:value-type="string">
            <text:p>CMPY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10AC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1" office:value-type="string" calcext:value-type="string">
            <text:p>CMPU</text:p>
          </table:table-cell>
          <table:table-cell table:style-name="ce15" office:value-type="string" calcext:value-type="string">
            <text:p>IMM</text:p>
          </table:table-cell>
          <table:table-cell table:style-name="ce11"/>
          <table:table-cell table:style-name="ce27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18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0" office:value-type="string" calcext:value-type="string">
            <text:p>CMPU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11A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0" office:value-type="string" calcext:value-type="string">
            <text:p>CMPS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26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118C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0" office:value-type="string" calcext:value-type="string">
            <text:p>CMPS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11AC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0" office:value-type="string" calcext:value-type="string">
            <text:p>ADDD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C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0" office:value-type="string" calcext:value-type="string">
            <text:p>ADDD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E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0" office:value-type="string" calcext:value-type="string">
            <text:p>SUBD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8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0" office:value-type="string" calcext:value-type="string">
            <text:p>SUBD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A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0" office:value-type="string" calcext:value-type="string">
            <text:p>STD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ED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0" office:value-type="string" calcext:value-type="string">
            <text:p>STX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AF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0" office:value-type="string" calcext:value-type="string">
            <text:p>STY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10AF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0" office:value-type="string" calcext:value-type="string">
            <text:p>STU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EF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0" office:value-type="string" calcext:value-type="string">
            <text:p>STS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10DF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1" office:value-type="string" calcext:value-type="string">
            <text:p>BRA</text:p>
          </table:table-cell>
          <table:table-cell table:style-name="ce15" office:value-type="string" calcext:value-type="string">
            <text:p>REL</text:p>
          </table:table-cell>
          <table:table-cell table:style-name="ce11"/>
          <table:table-cell table:style-name="ce2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0" office:value-type="string" calcext:value-type="string">
            <text:p>BHI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0" office:value-type="string" calcext:value-type="string">
            <text:p>BCC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0" office:value-type="string" calcext:value-type="string">
            <text:p>BNE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0" office:value-type="string" calcext:value-type="string">
            <text:p>BVC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0" office:value-type="string" calcext:value-type="string">
            <text:p>BPL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A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0" office:value-type="string" calcext:value-type="string">
            <text:p>BGE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C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0" office:value-type="string" calcext:value-type="string">
            <text:p>BGT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0" office:value-type="string" calcext:value-type="string">
            <text:p>LBRA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0" office:value-type="string" calcext:value-type="string">
            <text:p>LBHI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(6)</text:p>
          </table:table-cell>
          <table:table-cell table:style-name="ce3" office:value-type="string" calcext:value-type="string">
            <text:p>102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0" office:value-type="string" calcext:value-type="string">
            <text:p>LBCC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(6)</text:p>
          </table:table-cell>
          <table:table-cell table:style-name="ce3" office:value-type="string" calcext:value-type="string">
            <text:p>102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0" office:value-type="string" calcext:value-type="string">
            <text:p>LBNE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(6)</text:p>
          </table:table-cell>
          <table:table-cell table:style-name="ce3" office:value-type="string" calcext:value-type="string">
            <text:p>102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0" office:value-type="string" calcext:value-type="string">
            <text:p>LBVC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(6)</text:p>
          </table:table-cell>
          <table:table-cell table:style-name="ce3" office:value-type="string" calcext:value-type="string">
            <text:p>102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0" office:value-type="string" calcext:value-type="string">
            <text:p>LBPL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(6)</text:p>
          </table:table-cell>
          <table:table-cell table:style-name="ce3" office:value-type="string" calcext:value-type="string">
            <text:p>102A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0" office:value-type="string" calcext:value-type="string">
            <text:p>LBGE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(6)</text:p>
          </table:table-cell>
          <table:table-cell table:style-name="ce3" office:value-type="string" calcext:value-type="string">
            <text:p>102C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0" office:value-type="string" calcext:value-type="string">
            <text:p>LBGT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(6)</text:p>
          </table:table-cell>
          <table:table-cell table:style-name="ce3" office:value-type="string" calcext:value-type="string">
            <text:p>102E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1" office:value-type="string" calcext:value-type="string">
            <text:p>BRN</text:p>
          </table:table-cell>
          <table:table-cell table:style-name="ce15" office:value-type="string" calcext:value-type="string">
            <text:p>REL</text:p>
          </table:table-cell>
          <table:table-cell table:style-name="ce11"/>
          <table:table-cell table:style-name="ce2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0" office:value-type="string" calcext:value-type="string">
            <text:p>BLS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0" office:value-type="string" calcext:value-type="string">
            <text:p>BCS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0" office:value-type="string" calcext:value-type="string">
            <text:p>BEQ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0" office:value-type="string" calcext:value-type="string">
            <text:p>BVS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0" office:value-type="string" calcext:value-type="string">
            <text:p>BMI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B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0" office:value-type="string" calcext:value-type="string">
            <text:p>BLT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D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0" office:value-type="string" calcext:value-type="string">
            <text:p>BLE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F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0" office:value-type="string" calcext:value-type="string">
            <text:p>LBRN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102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0" office:value-type="string" calcext:value-type="string">
            <text:p>LBLS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(6)</text:p>
          </table:table-cell>
          <table:table-cell table:style-name="ce3" office:value-type="string" calcext:value-type="string">
            <text:p>102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0" office:value-type="string" calcext:value-type="string">
            <text:p>LBCS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(6)</text:p>
          </table:table-cell>
          <table:table-cell table:style-name="ce3" office:value-type="string" calcext:value-type="string">
            <text:p>102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0" office:value-type="string" calcext:value-type="string">
            <text:p>LBEQ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(6)</text:p>
          </table:table-cell>
          <table:table-cell table:style-name="ce3" office:value-type="string" calcext:value-type="string">
            <text:p>102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0" office:value-type="string" calcext:value-type="string">
            <text:p>LBVS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(6)</text:p>
          </table:table-cell>
          <table:table-cell table:style-name="ce3" office:value-type="string" calcext:value-type="string">
            <text:p>102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0" office:value-type="string" calcext:value-type="string">
            <text:p>LBMI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(6)</text:p>
          </table:table-cell>
          <table:table-cell table:style-name="ce3" office:value-type="string" calcext:value-type="string">
            <text:p>102B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0" office:value-type="string" calcext:value-type="string">
            <text:p>LBLT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(6)</text:p>
          </table:table-cell>
          <table:table-cell table:style-name="ce3" office:value-type="string" calcext:value-type="string">
            <text:p>102D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0" office:value-type="string" calcext:value-type="string">
            <text:p>LBLE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5(6)</text:p>
          </table:table-cell>
          <table:table-cell table:style-name="ce3" office:value-type="string" calcext:value-type="string">
            <text:p>102F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1" office:value-type="string" calcext:value-type="string">
            <text:p>CLRA</text:p>
          </table:table-cell>
          <table:table-cell table:style-name="ce15" office:value-type="string" calcext:value-type="string">
            <text:p>INH</text:p>
          </table:table-cell>
          <table:table-cell table:style-name="ce11"/>
          <table:table-cell table:style-name="ce2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4F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0" office:value-type="string" calcext:value-type="string">
            <text:p>CLRB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5F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0" office:value-type="string" calcext:value-type="string">
            <text:p>CLR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6F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0" office:value-type="string" calcext:value-type="string">
            <text:p>COMA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0" office:value-type="string" calcext:value-type="string">
            <text:p>COMB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0" office:value-type="string" calcext:value-type="string">
            <text:p>COM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6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0" office:value-type="string" calcext:value-type="string">
            <text:p>NEGA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0" office:value-type="string" calcext:value-type="string">
            <text:p>NEGB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0" office:value-type="string" calcext:value-type="string">
            <text:p>NEG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0" office:value-type="string" calcext:value-type="string">
            <text:p>INCA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4C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0" office:value-type="string" calcext:value-type="string">
            <text:p>INCB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5C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0" office:value-type="string" calcext:value-type="string">
            <text:p>INC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6C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0" office:value-type="string" calcext:value-type="string">
            <text:p>DECA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4A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0" office:value-type="string" calcext:value-type="string">
            <text:p>DECB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5A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0" office:value-type="string" calcext:value-type="string">
            <text:p>DEC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6A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0" office:value-type="string" calcext:value-type="string">
            <text:p>RTS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1" office:value-type="string" calcext:value-type="string">
            <text:p>TSTA</text:p>
          </table:table-cell>
          <table:table-cell table:style-name="ce15" office:value-type="string" calcext:value-type="string">
            <text:p>INH</text:p>
          </table:table-cell>
          <table:table-cell table:style-name="ce11"/>
          <table:table-cell table:style-name="ce2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4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0" office:value-type="string" calcext:value-type="string">
            <text:p>TSTB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5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0" office:value-type="string" calcext:value-type="string">
            <text:p>TST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6D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0" office:value-type="string" calcext:value-type="string">
            <text:p>LSRA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0" office:value-type="string" calcext:value-type="string">
            <text:p>LSRB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0" office:value-type="string" calcext:value-type="string">
            <text:p>LSR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6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0" office:value-type="string" calcext:value-type="string">
            <text:p>RORA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0" office:value-type="string" calcext:value-type="string">
            <text:p>RORB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0" office:value-type="string" calcext:value-type="string">
            <text:p>ROR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0" office:value-type="string" calcext:value-type="string">
            <text:p>ASRA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0" office:value-type="string" calcext:value-type="string">
            <text:p>ASRB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5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0" office:value-type="string" calcext:value-type="string">
            <text:p>ASR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6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0" office:value-type="string" calcext:value-type="string">
            <text:p>ASLA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0" office:value-type="string" calcext:value-type="string">
            <text:p>ASLB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0" office:value-type="string" calcext:value-type="string">
            <text:p>ASL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6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0" office:value-type="string" calcext:value-type="string">
            <text:p>RTI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6/15</text:p>
          </table:table-cell>
          <table:table-cell table:style-name="ce3" office:value-type="string" calcext:value-type="string">
            <text:p>3B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1" office:value-type="string" calcext:value-type="string">
            <text:p>ROLA</text:p>
          </table:table-cell>
          <table:table-cell table:style-name="ce23" office:value-type="string" calcext:value-type="string">
            <text:p>INH</text:p>
          </table:table-cell>
          <table:table-cell table:style-name="ce11"/>
          <table:table-cell table:style-name="ce2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4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0" office:value-type="string" calcext:value-type="string">
            <text:p>ROLB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5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0" office:value-type="string" calcext:value-type="string">
            <text:p>ROL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6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3" office:value-type="string" calcext:value-type="string">
            <text:p>LSRW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1054</text:p>
          </table:table-cell>
          <table:table-cell table:style-name="ce13" office:value-type="float" office:value="2" calcext:value-type="float">
            <text:p>2</text:p>
          </table:table-cell>
          <table:table-cell table:style-name="ce33" office:value-type="string" calcext:value-type="string">
            <text:p>INH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3" office:value-type="string" calcext:value-type="string">
            <text:p>RORW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1056</text:p>
          </table:table-cell>
          <table:table-cell table:style-name="ce13" office:value-type="float" office:value="2" calcext:value-type="float">
            <text:p>2</text:p>
          </table:table-cell>
          <table:table-cell table:style-name="ce33" office:value-type="string" calcext:value-type="string">
            <text:p>INH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2" office:value-type="string" calcext:value-type="string">
            <text:p>ASRW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2" office:value-type="string" calcext:value-type="string">
            <text:p>ASLW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3" office:value-type="string" calcext:value-type="string">
            <text:p>ROLW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1059</text:p>
          </table:table-cell>
          <table:table-cell table:style-name="ce13" office:value-type="float" office:value="2" calcext:value-type="float">
            <text:p>2</text:p>
          </table:table-cell>
          <table:table-cell table:style-name="ce33" office:value-type="string" calcext:value-type="string">
            <text:p><text:s/>INH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0" office:value-type="string" calcext:value-type="string">
            <text:p>JMP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6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0" office:value-type="string" calcext:value-type="string">
            <text:p>JSR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AD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0" office:value-type="string" calcext:value-type="string">
            <text:p>BSR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8D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34"/>
          <table:table-cell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0" office:value-type="string" calcext:value-type="string">
            <text:p>LBSR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9</text:p>
          </table:table-cell>
          <table:table-cell table:style-name="ce3" office:value-type="string" calcext:value-type="string">
            <text:p>1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C</text:p>
          </table:table-cell>
          <table:table-cell table:style-name="ce14" office:value-type="string" calcext:value-type="string">
            <text:p>DECB, JNZ</text:p>
          </table:table-cell>
          <table:table-cell table:style-name="ce22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D</text:p>
          </table:table-cell>
          <table:table-cell table:style-name="ce14" office:value-type="string" calcext:value-type="string">
            <text:p>DECX, JNZ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0" office:value-type="string" calcext:value-type="string">
            <text:p>NOP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0</text:p>
          </table:table-cell>
          <table:table-cell table:style-name="ce15" office:value-type="string" calcext:value-type="string">
            <text:p>ABX</text:p>
          </table:table-cell>
          <table:table-cell table:style-name="ce11" office:value-type="string" calcext:value-type="string">
            <text:p>INH</text:p>
          </table:table-cell>
          <table:table-cell table:style-name="ce15"/>
          <table:table-cell table:style-name="ce11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3</text:p>
          </table:table-cell>
          <table:table-cell table:style-name="ce5" office:value-type="string" calcext:value-type="string">
            <text:p>3A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34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0" office:value-type="string" calcext:value-type="string">
            <text:p>DAA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0" office:value-type="string" calcext:value-type="string">
            <text:p>SEX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1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0" office:value-type="string" calcext:value-type="string">
            <text:p>MUL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3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4</text:p>
          </table:table-cell>
          <table:table-cell table:style-name="ce12" office:value-type="string" calcext:value-type="string">
            <text:p>LMUL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5</text:p>
          </table:table-cell>
          <table:table-cell table:style-name="ce12" office:value-type="string" calcext:value-type="string">
            <text:p>DIV X,B</text:p>
          </table:table-cell>
          <table:table-cell table:style-name="ce22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6</text:p>
          </table:table-cell>
          <table:table-cell table:style-name="ce12" office:value-type="string" calcext:value-type="string">
            <text:p>BMOVE Y,X,U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7</text:p>
          </table:table-cell>
          <table:table-cell table:style-name="ce12" office:value-type="string" calcext:value-type="string">
            <text:p>MOVE Y,X,U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8</text:p>
          </table:table-cell>
          <table:table-cell table:style-name="ce12" office:value-type="string" calcext:value-type="string">
            <text:p>LSRD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9</text:p>
          </table:table-cell>
          <table:table-cell table:style-name="ce12" office:value-type="string" calcext:value-type="string">
            <text:p>LSRD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A</text:p>
          </table:table-cell>
          <table:table-cell table:style-name="ce12" office:value-type="string" calcext:value-type="string">
            <text:p>RORD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B</text:p>
          </table:table-cell>
          <table:table-cell table:style-name="ce12" office:value-type="string" calcext:value-type="string">
            <text:p>RORD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C</text:p>
          </table:table-cell>
          <table:table-cell table:style-name="ce12" office:value-type="string" calcext:value-type="string">
            <text:p>ASRD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D</text:p>
          </table:table-cell>
          <table:table-cell table:style-name="ce12" office:value-type="string" calcext:value-type="string">
            <text:p>ASRD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E</text:p>
          </table:table-cell>
          <table:table-cell table:style-name="ce12" office:value-type="string" calcext:value-type="string">
            <text:p>ASLD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F</text:p>
          </table:table-cell>
          <table:table-cell table:style-name="ce12" office:value-type="string" calcext:value-type="string">
            <text:p>ASLD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C0</text:p>
          </table:table-cell>
          <table:table-cell table:style-name="ce16" office:value-type="string" calcext:value-type="string">
            <text:p>ROLD</text:p>
          </table:table-cell>
          <table:table-cell table:style-name="ce15" office:value-type="string" calcext:value-type="string">
            <text:p>IMM</text:p>
          </table:table-cell>
          <table:table-cell table:style-name="ce11"/>
          <table:table-cell table:style-name="ce2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style-name="ce11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C1</text:p>
          </table:table-cell>
          <table:table-cell table:style-name="ce12" office:value-type="string" calcext:value-type="string">
            <text:p>ROLD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3" office:value-type="string" calcext:value-type="string">
            <text:p>CLRD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26" office:value-type="float" office:value="1" calcext:value-type="float">
            <text:p>1</text:p>
          </table:table-cell>
          <table:table-cell/>
          <table:table-cell table:style-name="ce28"/>
          <table:table-cell table:style-name="ce28" office:value-type="string" calcext:value-type="string">
            <text:p>104F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3" office:value-type="string" calcext:value-type="string">
            <text:p>CLRW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28"/>
          <table:table-cell table:style-name="ce28" office:value-type="string" calcext:value-type="string">
            <text:p>105F</text:p>
          </table:table-cell>
          <table:table-cell table:style-name="ce13" office:value-type="float" office:value="2" calcext:value-type="float">
            <text:p>2</text:p>
          </table:table-cell>
          <table:table-cell table:style-name="ce33" office:value-type="string" calcext:value-type="string">
            <text:p>INH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3" office:value-type="string" calcext:value-type="string">
            <text:p>NEGD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26" office:value-type="float" office:value="1" calcext:value-type="float">
            <text:p>1</text:p>
          </table:table-cell>
          <table:table-cell/>
          <table:table-cell table:style-name="ce28"/>
          <table:table-cell table:style-name="ce28" office:value-type="string" calcext:value-type="string">
            <text:p>104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2" office:value-type="string" calcext:value-type="string">
            <text:p>NEGW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3" office:value-type="string" calcext:value-type="string">
            <text:p>INCD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26" office:value-type="float" office:value="1" calcext:value-type="float">
            <text:p>1</text:p>
          </table:table-cell>
          <table:table-cell/>
          <table:table-cell table:style-name="ce28"/>
          <table:table-cell table:style-name="ce28" office:value-type="string" calcext:value-type="string">
            <text:p>104C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3" office:value-type="string" calcext:value-type="string">
            <text:p>INCW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28"/>
          <table:table-cell table:style-name="ce28" office:value-type="string" calcext:value-type="string">
            <text:p>105C</text:p>
          </table:table-cell>
          <table:table-cell table:style-name="ce13" office:value-type="float" office:value="2" calcext:value-type="float">
            <text:p>2</text:p>
          </table:table-cell>
          <table:table-cell table:style-name="ce33" office:value-type="string" calcext:value-type="string">
            <text:p>INH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3" office:value-type="string" calcext:value-type="string">
            <text:p>DECD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26" office:value-type="float" office:value="1" calcext:value-type="float">
            <text:p>1</text:p>
          </table:table-cell>
          <table:table-cell/>
          <table:table-cell table:style-name="ce28"/>
          <table:table-cell table:style-name="ce28" office:value-type="string" calcext:value-type="string">
            <text:p>104A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3" office:value-type="string" calcext:value-type="string">
            <text:p>DECW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28"/>
          <table:table-cell table:style-name="ce28" office:value-type="string" calcext:value-type="string">
            <text:p>105A</text:p>
          </table:table-cell>
          <table:table-cell table:style-name="ce13" office:value-type="float" office:value="2" calcext:value-type="float">
            <text:p>2</text:p>
          </table:table-cell>
          <table:table-cell table:style-name="ce33" office:value-type="string" calcext:value-type="string">
            <text:p>INH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3" office:value-type="string" calcext:value-type="string">
            <text:p>TSTD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26" office:value-type="float" office:value="1" calcext:value-type="float">
            <text:p>1</text:p>
          </table:table-cell>
          <table:table-cell/>
          <table:table-cell table:style-name="ce28"/>
          <table:table-cell table:style-name="ce28" office:value-type="string" calcext:value-type="string">
            <text:p>104D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3" office:value-type="string" calcext:value-type="string">
            <text:p>TSTW</text:p>
          </table:table-cell>
          <table:table-cell table:style-name="ce10" office:value-type="string" calcext:value-type="string">
            <text:p>IND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28"/>
          <table:table-cell table:style-name="ce28" office:value-type="string" calcext:value-type="string">
            <text:p>105D</text:p>
          </table:table-cell>
          <table:table-cell table:style-name="ce13" office:value-type="float" office:value="2" calcext:value-type="float">
            <text:p>2</text:p>
          </table:table-cell>
          <table:table-cell table:style-name="ce33" office:value-type="string" calcext:value-type="string">
            <text:p>INH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C</text:p>
          </table:table-cell>
          <table:table-cell table:style-name="ce12" office:value-type="string" calcext:value-type="string">
            <text:p>ABSA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CD</text:p>
          </table:table-cell>
          <table:table-cell table:style-name="ce12" office:value-type="string" calcext:value-type="string">
            <text:p>ABSB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CE</text:p>
          </table:table-cell>
          <table:table-cell table:style-name="ce12" office:value-type="string" calcext:value-type="string">
            <text:p>ABSD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CF</text:p>
          </table:table-cell>
          <table:table-cell table:style-name="ce12" office:value-type="string" calcext:value-type="string">
            <text:p>BSET A,X,U</text:p>
          </table:table-cell>
          <table:table-cell table:style-name="ce10" office:value-type="string" calcext:value-type="string">
            <text:p>INH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D0</text:p>
          </table:table-cell>
          <table:table-cell table:style-name="ce16" office:value-type="string" calcext:value-type="string">
            <text:p>BSET D,X,U</text:p>
          </table:table-cell>
          <table:table-cell table:style-name="ce15" office:value-type="string" calcext:value-type="string">
            <text:p>INH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style-name="ce11"/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0" table:number-columns-repeated="4"/>
          <table:table-cell/>
          <table:table-cell table:style-name="ce3" table:number-columns-repeated="2"/>
          <table:table-cell table:style-name="ce10"/>
          <table:table-cell table:number-columns-repeated="3"/>
        </table:table-row>
        <table:table-row table:style-name="ro6" table:number-rows-repeated="2">
          <table:table-cell table:number-columns-repeated="13"/>
        </table:table-row>
        <table:table-row table:style-name="ro4">
          <table:table-cell table:number-columns-repeated="2"/>
          <table:table-cell table:style-name="ce17" office:value-type="string" calcext:value-type="string">
            <text:p>LEYENDA</text:p>
          </table:table-cell>
          <table:table-cell table:number-columns-repeated="10"/>
        </table:table-row>
        <table:table-row table:style-name="ro6">
          <table:table-cell table:number-columns-repeated="13"/>
        </table:table-row>
        <table:table-row table:style-name="ro6">
          <table:table-cell table:number-columns-repeated="2"/>
          <table:table-cell table:style-name="ce18" office:value-type="string" calcext:value-type="string">
            <text:p>KONAMI</text:p>
          </table:table-cell>
          <table:table-cell table:style-name="ce24" office:value-type="string" calcext:value-type="string">
            <text:p>Total de 30</text:p>
          </table:table-cell>
          <table:table-cell table:number-columns-repeated="9"/>
        </table:table-row>
        <table:table-row table:style-name="ro6">
          <table:table-cell table:number-columns-repeated="2"/>
          <table:table-cell table:style-name="ce19"/>
          <table:table-cell table:number-columns-repeated="10"/>
        </table:table-row>
        <table:table-row table:style-name="ro6">
          <table:table-cell table:number-columns-repeated="2"/>
          <table:table-cell table:style-name="ce20" office:value-type="string" calcext:value-type="string">
            <text:p>KONAMI, HITACHI</text:p>
          </table:table-cell>
          <table:table-cell table:style-name="ce24" office:value-type="string" calcext:value-type="string">
            <text:p><text:s/>Total de 8</text:p>
          </table:table-cell>
          <table:table-cell table:number-columns-repeated="9"/>
        </table:table-row>
        <table:table-row table:style-name="ro6">
          <table:table-cell table:number-columns-repeated="13"/>
        </table:table-row>
        <table:table-row table:style-name="ro6">
          <table:table-cell table:number-columns-repeated="2"/>
          <table:table-cell table:style-name="ce21" office:value-type="string" calcext:value-type="string">
            <text:p><text:s/>!= <text:s/>#Bytes </text:p>
          </table:table-cell>
          <table:table-cell table:style-name="ce24" office:value-type="string" calcext:value-type="string">
            <text:p>Total de 14</text:p>
          </table:table-cell>
          <table:table-cell table:number-columns-repeated="9"/>
        </table:table-row>
        <table:table-row table:style-name="ro6" table:number-rows-repeated="2">
          <table:table-cell table:number-columns-repeated="2"/>
          <table:table-cell table:style-name="ce19"/>
          <table:table-cell table:number-columns-repeated="10"/>
        </table:table-row>
        <table:table-row table:style-name="ro6" table:number-rows-repeated="1048357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ALL Mnem" table:style-name="ta1">
        <table:table-column table:style-name="co9" table:default-cell-style-name="Default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9" table:number-columns-repeated="2" table:default-cell-style-name="Default"/>
        <table:table-column table:style-name="co13" table:default-cell-style-name="Default"/>
        <table:table-row table:style-name="ro6">
          <table:table-cell/>
          <table:table-cell table:style-name="ce32" table:number-columns-repeated="3"/>
          <table:table-cell table:number-columns-repeated="3"/>
        </table:table-row>
        <table:table-row table:style-name="ro7">
          <table:table-cell/>
          <table:table-cell table:style-name="ce35" office:value-type="string" calcext:value-type="string">
            <text:p>KONAMI</text:p>
          </table:table-cell>
          <table:table-cell table:style-name="ce35" office:value-type="string" calcext:value-type="string">
            <text:p>M6809</text:p>
          </table:table-cell>
          <table:table-cell table:style-name="ce35" office:value-type="string" calcext:value-type="string">
            <text:p>HITACHI</text:p>
          </table:table-cell>
          <table:table-cell table:number-columns-repeated="2"/>
          <table:table-cell table:style-name="ce40" office:value-type="string" calcext:value-type="string">
            <text:p>LEYENDA</text:p>
          </table:table-cell>
        </table:table-row>
        <table:table-row table:style-name="ro6">
          <table:table-cell/>
          <table:table-cell table:style-name="ce32" table:number-columns-repeated="3"/>
          <table:table-cell table:number-columns-repeated="3"/>
        </table:table-row>
        <table:table-row table:style-name="ro8">
          <table:table-cell/>
          <table:table-cell table:style-name="ce36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41" office:value-type="string" calcext:value-type="string">
            <text:p><text:s/>KONAMI </text:p>
          </table:table-cell>
        </table:table-row>
        <table:table-row table:style-name="ro8">
          <table:table-cell/>
          <table:table-cell table:style-name="ce36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%ABX</text:p>
          </table:table-cell>
          <table:table-cell table:style-name="ce38" office:value-type="string" calcext:value-type="string">
            <text:p>%ABX</text:p>
          </table:table-cell>
          <table:table-cell table:number-columns-repeated="2"/>
          <table:table-cell table:style-name="ce42" office:value-type="string" calcext:value-type="string">
            <text:p>HITACHI</text:p>
          </table:table-cell>
        </table:table-row>
        <table:table-row table:style-name="ro8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ADC16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ADC*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ADD*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AIM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AND*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39" office:value-type="string" calcext:value-type="string">
            <text:p>%ASL16</text:p>
          </table:table-cell>
          <table:table-cell/>
          <table:table-cell table:style-name="ce19"/>
          <table:table-cell/>
        </table:table-row>
        <table:table-row table:style-name="ro8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39" office:value-type="string" calcext:value-type="string">
            <text:p>%ASR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BAND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BEOR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BIAND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BIEOR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BIOR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BIT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8">
          <table:table-cell/>
          <table:table-cell table:style-name="ce36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BOR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8">
          <table:table-cell/>
          <table:table-cell table:style-name="ce36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8">
          <table:table-cell/>
          <table:table-cell table:style-name="ce36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39" office:value-type="string" calcext:value-type="string">
            <text:p>%CLR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CMP*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COM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39" office:value-type="string" calcext:value-type="string">
            <text:p>%DEC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8">
          <table:table-cell/>
          <table:table-cell table:style-name="ce36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8">
          <table:table-cell/>
          <table:table-cell table:style-name="ce36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8">
          <table:table-cell/>
          <table:table-cell table:style-name="ce36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DIVD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DIVQ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EIM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EOR*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EOR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JSR_ind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LDBT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LDQ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8">
          <table:table-cell/>
          <table:table-cell table:style-name="ce36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8">
          <table:table-cell/>
          <table:table-cell table:style-name="ce36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8">
          <table:table-cell/>
          <table:table-cell table:style-name="ce36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MULD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OIM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OR*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OR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39" office:value-type="string" calcext:value-type="string">
            <text:p>%PSHSW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PSHUW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PULSW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PULUW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8">
          <table:table-cell/>
          <table:table-cell table:style-name="ce36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8">
          <table:table-cell/>
          <table:table-cell table:style-name="ce36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SBC16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SBC*</text:p>
          </table:table-cell>
          <table:table-cell table:number-columns-repeated="3"/>
        </table:table-row>
        <table:table-row table:style-name="ro8">
          <table:table-cell/>
          <table:table-cell table:style-name="ce36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SEXW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STBT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STQ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8">
          <table:table-cell/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9" office:value-type="string" calcext:value-type="string">
            <text:p>%SUB*</text:p>
          </table:table-cell>
          <table:table-cell table:number-columns-repeated="3"/>
        </table:table-row>
        <table:table-row table:style-name="ro8">
          <table:table-cell/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8">
          <table:table-cell/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TFM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8">
          <table:table-cell/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%TIM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%TST16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8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8" table:number-rows-repeated="1048445">
          <table:table-cell table:number-columns-repeated="7"/>
        </table:table-row>
        <table:table-row table:style-name="ro8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2-02T13:44:16.045956823</dc:date>
    <meta:editing-duration>PT1H4M27S</meta:editing-duration>
    <meta:editing-cycles>6</meta:editing-cycles>
    <meta:generator>LibreOffice/6.4.7.2$Linux_X86_64 LibreOffice_project/40$Build-2</meta:generator>
    <meta:document-statistic meta:table-count="2" meta:cell-count="1730" meta:object-count="0"/>
  </office:meta>
</office:document-meta>
</file>